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ED0000017F5B13970F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middle" style:vertical-rel="page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width="2.4689in" svg:height="4.0311in" draw:z-index="0">
        <draw:image xlink:href="Pictures/10000201000000ED0000017F5B13970F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2T15:51:11.30</meta:creation-date>
    <meta:document-statistic meta:table-count="0" meta:image-count="1" meta:object-count="0" meta:page-count="1" meta:paragraph-count="0" meta:word-count="0" meta:character-count="0"/>
    <dc:date>2013-11-12T15:53:18.78</dc:date>
    <dc:creator>Jeremy Hansen</dc:creator>
    <meta:editing-duration>PT2M7S</meta:editing-duration>
    <meta:editing-cycles>1</meta:editing-cycles>
    <meta:generator>OpenOffice.org/3.4.1$Win32 OpenOffice.org_project/341m1$Build-9593</meta:generator>
  </office:meta>
</office:document-meta>
</file>